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00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cc99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r9" style:family="presentation" style:parent-style-name="Default-outline1" style:list-style-name="L5">
      <style:graphic-properties draw:fill-color="#ffffff" draw:auto-grow-height="true" fo:min-height="6.288cm"/>
    </style:style>
    <style:style style:name="pr10" style:family="presentation" style:parent-style-name="Default-outline1" style:list-style-name="L5">
      <style:graphic-properties draw:fill-color="#ffffff" draw:auto-grow-height="true" fo:min-height="6.2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4.8cm" fo:margin-right="0cm" text:enable-numbering="false" fo:text-indent="-0.6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23ff23" fo:font-size="20pt" fo:font-style="italic" fo:font-weight="bold"/>
    </style:style>
    <style:style style:name="P12" style:family="paragraph">
      <style:paragraph-properties fo:margin-left="0cm" fo:margin-right="0cm" fo:text-align="center" fo:text-indent="0cm"/>
      <style:text-properties fo:color="#ffcc99" fo:font-size="20pt" fo:font-style="italic" fo:font-weight="bold"/>
    </style:style>
    <style:style style:name="P13" style:family="paragraph">
      <style:paragraph-properties fo:text-align="center"/>
    </style:style>
    <style:style style:name="P14" style:family="paragraph">
      <style:text-properties fo:font-weight="bold"/>
    </style:style>
    <style:style style:name="P15" style:family="paragraph">
      <style:paragraph-properties fo:margin-left="6cm" fo:margin-right="0cm" fo:text-indent="-0.6cm"/>
    </style:style>
    <style:style style:name="P16" style:family="paragraph">
      <style:paragraph-properties fo:margin-left="7.2cm" fo:margin-right="0cm" fo:text-indent="-0.6cm"/>
    </style:style>
    <style:style style:name="T1" style:family="text">
      <style:text-properties fo:color="#ffffff"/>
    </style:style>
    <style:style style:name="T2" style:family="text">
      <style:text-properties fo:color="#ffff00"/>
    </style:style>
    <style:style style:name="T3" style:family="text">
      <style:text-properties fo:color="#ccccff"/>
    </style:style>
    <style:style style:name="T4" style:family="text">
      <style:text-properties fo:color="#23ff23"/>
    </style:style>
    <style:style style:name="T5" style:family="text">
      <style:text-properties fo:color="#ffcc99"/>
    </style:style>
    <style:style style:name="T6" style:family="text">
      <style:text-properties fo:color="#23ff23" style:text-position="33% 58%"/>
    </style:style>
    <style:style style:name="T7" style:family="text">
      <style:text-properties style:text-position="0% 100%"/>
    </style:style>
    <style:style style:name="T8" style:family="text">
      <style:text-properties fo:color="#23ff23" style:text-position="0% 100%"/>
    </style:style>
    <style:style style:name="T9" style:family="text">
      <style:text-properties fo:color="#ffff00" style:text-position="0% 100%"/>
    </style:style>
    <style:style style:name="T10" style:family="text">
      <style:text-properties fo:color="#ffcc99" style:text-position="0% 100%"/>
    </style:style>
    <style:style style:name="T11" style:family="text">
      <style:text-properties fo:color="#23ff23" style:text-position="0% 100%" fo:font-size="22pt" fo:font-weight="normal"/>
    </style:style>
    <style:style style:name="T12" style:family="text">
      <style:text-properties style:text-position="0% 100%" fo:font-size="22pt" fo:font-weight="normal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2pt" fo:font-style="normal" fo:text-shadow="none" style:text-underline-style="none" fo:font-weight="normal" style:font-family-asian="'Lucida Sans Unicode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 style:text-emphasize="none" style:font-relief="none"/>
    </style:style>
    <style:style style:name="T14" style:family="text">
      <style:text-properties fo:color="#ffffff" style:text-outline="false" style:text-line-through-style="none" style:text-position="0% 100%" fo:font-family="'Lucida Sans'" style:font-style-name="Regular" style:font-pitch="variable" fo:font-size="22pt" fo:font-style="normal" fo:text-shadow="none" style:text-underline-style="none" fo:font-weight="normal" style:font-family-asian="'Lucida Sans Unicode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 style:text-emphasize="none" style:font-relief="none"/>
    </style:style>
    <style:style style:name="T15" style:family="text">
      <style:text-properties fo:color="#23ff23" fo:font-size="24pt" fo:font-weight="bold"/>
    </style:style>
    <style:style style:name="T16" style:family="text">
      <style:text-properties fo:color="#ffff00" fo:font-size="24pt" fo:font-weight="bold"/>
    </style:style>
    <style:style style:name="T17" style:family="text">
      <style:text-properties fo:color="#23ff23" fo:font-size="20pt" fo:font-weight="bold"/>
    </style:style>
    <style:style style:name="T18" style:family="text">
      <style:text-properties fo:color="#ffff00" fo:font-size="20pt" fo:font-weight="bold"/>
    </style:style>
    <style:style style:name="T19" style:family="text">
      <style:text-properties fo:color="#ffffff" fo:font-weight="bold"/>
    </style:style>
    <style:style style:name="T20" style:family="text">
      <style:text-properties fo:color="#23ff23" fo:font-weight="bold"/>
    </style:style>
    <style:style style:name="T21" style:family="text">
      <style:text-properties fo:color="#ccccff" fo:font-weight="bold"/>
    </style:style>
    <style:style style:name="T22" style:family="text">
      <style:text-properties fo:color="#ffff00" fo:font-weight="bold"/>
    </style:style>
    <style:style style:name="T23" style:family="text">
      <style:text-properties fo:color="#ffcc99" fo:font-weight="bold"/>
    </style:style>
    <style:style style:name="T24" style:family="text">
      <style:text-properties fo:font-size="22pt" fo:font-weight="bold"/>
    </style:style>
    <style:style style:name="T25" style:family="text">
      <style:text-properties fo:color="#ffff00" fo:font-size="22pt" fo:font-weight="bold"/>
    </style:style>
    <style:style style:name="T26" style:family="text">
      <style:text-properties fo:color="#23ff23" fo:font-size="22pt" fo:font-weight="bold"/>
    </style:style>
    <style:style style:name="T27" style:family="text">
      <style:text-properties fo:color="#ffcc99" fo:font-size="22pt" fo:font-weight="bold"/>
    </style:style>
    <style:style style:name="T28" style:family="text">
      <style:text-properties fo:color="#ffffff" fo:font-size="22pt" fo:font-weight="bold"/>
    </style:style>
    <style:style style:name="T29" style:family="text">
      <style:text-properties fo:color="#ccffff" fo:font-size="22pt" fo:font-weight="bold"/>
    </style:style>
    <style:style style:name="T30" style:family="text">
      <style:text-properties fo:color="#23ff23" fo:font-style="italic"/>
    </style:style>
    <style:style style:name="T31" style:family="text">
      <style:text-properties fo:color="#ffcc99" fo:font-style="italic"/>
    </style:style>
    <style:style style:name="T32" style:family="text">
      <style:text-properties fo:color="#23ff23" fo:font-size="20pt" fo:font-style="italic" fo:font-weight="bold"/>
    </style:style>
    <style:style style:name="T33" style:family="text">
      <style:text-properties fo:color="#ffcc99" fo:font-size="20pt" fo:font-style="italic" fo:font-weight="bold"/>
    </style:style>
    <style:style style:name="T34" style:family="text">
      <style:text-properties fo:font-weight="bold"/>
    </style:style>
    <style:style style:name="T35" style:family="text">
      <style:text-properties fo:color="#ffff00" fo:font-style="normal"/>
    </style:style>
    <style:style style:name="T36" style:family="text">
      <style:text-properties fo:color="#ffff00" fo:font-style="italic"/>
    </style:style>
    <style:style style:name="T37" style:family="text">
      <style:text-properties fo:color="#00ffff" fo:font-style="italic"/>
    </style:style>
    <style:style style:name="T38" style:family="text">
      <style:text-properties fo:color="#00ffff" fo:font-size="24pt" fo:font-style="italic"/>
    </style:style>
    <style:style style:name="T39" style:family="text">
      <style:text-properties fo:color="#ffff00" fo:font-size="24pt"/>
    </style:style>
    <style:style style:name="T40" style:family="text">
      <style:text-properties fo:font-size="24pt"/>
    </style:style>
    <style:style style:name="T41" style:family="text">
      <style:text-properties fo:color="#23ff23" fo:font-size="24pt" fo:font-style="italic"/>
    </style:style>
    <style:style style:name="T42" style:family="text">
      <style:text-properties fo:color="#ffcc99" fo:font-size="24pt" fo:font-style="italic"/>
    </style:style>
    <style:style style:name="T43" style:family="text">
      <style:text-properties fo:font-style="normal"/>
    </style:style>
    <style:style style:name="T44" style:family="text">
      <style:text-properties fo:color="#00ffff" fo:font-style="normal"/>
    </style:style>
    <style:style style:name="T45" style:family="text">
      <style:text-properties fo:color="#23ff23" fo:font-style="normal"/>
    </style:style>
    <style:style style:name="T46" style:family="text">
      <style:text-properties fo:color="#ffcc99" fo:font-size="24pt" fo:font-style="normal"/>
    </style:style>
    <style:style style:name="T47" style:family="text">
      <style:text-properties fo:font-size="24pt" fo:font-style="normal"/>
    </style:style>
    <style:style style:name="T48" style:family="text">
      <style:text-properties fo:color="#23ff23" fo:font-size="24pt" fo:font-style="normal"/>
    </style:style>
    <style:style style:name="T49" style:family="text">
      <style:text-properties fo:color="#ffff00" fo:font-size="24pt" fo:font-style="normal" fo:font-weight="normal"/>
    </style:style>
    <style:style style:name="T50" style:family="text">
      <style:text-properties fo:color="#ffffff" fo:font-size="24pt" fo:font-style="normal"/>
    </style:style>
    <style:style style:name="T51" style:family="text">
      <style:text-properties fo:color="#ffff00" fo:font-size="24pt" fo:font-style="normal"/>
    </style:style>
    <style:style style:name="T52" style:family="text">
      <style:text-properties fo:color="#23ff23" fo:font-size="24pt"/>
    </style:style>
    <style:style style:name="T53" style:family="text">
      <style:text-properties fo:color="#ccccff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et/get, subclasses, loops</presentation:footer-decl>
      <presentation:footer-decl presentation:name="ftr2">CMPTxxxx</presentation:footer-decl>
      <presentation:date-time-decl presentation:name="dtd1" presentation:source="fixed">18 Jan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Set/get, Subclasses, Loop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8 January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Declaring</text:span><text:span text:style-name="T2"> classes</text:span><text:span text:style-name="T1"> in </text:span><text:span text:style-name="T3">OO-M2</text:span><text:span text:style-name="T1">, </text:span><text:span text:style-name="T3">C++</text:span><text:span text:style-name="T1">, </text:span><text:span text:style-name="T3">Java</text:span></text:p>
              </text:list-item>
            </text:list>
            <text:list text:style-name="L3">
              <text:list-item>
                <text:p text:style-name="P3"><text:span text:style-name="T1">Declaring and instantiating </text:span><text:span text:style-name="T2">objects</text:span><text:span text:style-name="T1"> in </text:span><text:span text:style-name="T3">M2</text:span><text:span text:style-name="T1">, </text:span><text:span text:style-name="T3">C++</text:span><text:span text:style-name="T1">, </text:span><text:span text:style-name="T3">Java</text:span></text:p>
              </text:list-item>
            </text:list>
            <text:list text:style-name="L3">
              <text:list-item>
                <text:p text:style-name="P3"><text:span text:style-name="T2">Access</text:span><text:span text:style-name="T1"> contro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eader</text:span><text:span text:style-name="T1"> vs. </text:span><text:span text:style-name="T2">implementation</text:span><text:span text:style-name="T1">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public</text:span><text:span text:style-name="T1">/</text:span><text:span text:style-name="T4">private</text:span><text:span text:style-name="T1">/</text:span><text:span text:style-name="T4">protecte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Java </text:span><text:span text:style-name="T2">packages</text:span><text:span text:style-name="T1">, </text:span><text:span text:style-name="T4">ja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eview: operator precedence</text:p>
          </draw:text-box>
        </draw:frame>
        <draw:frame presentation:style-name="pr6" draw:text-style-name="P3" draw:layer="layout" svg:width="25.199cm" svg:height="14.647cm" svg:x="1.4cm" svg:y="4.507cm" presentation:class="outline" presentation:user-transformed="true">
          <draw:text-box>
            <text:list text:style-name="L3">
              <text:list-item>
                <text:p text:style-name="P3">In order from most <text:span text:style-name="T2">tightly</text:span> bound first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arentheses</text:span>: <text:span text:style-name="T4">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nary</text:span> postfix (r to l): x<text:span text:style-name="T4">++</text:span>, x<text:span text:style-name="T4">--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nary</text:span> prefix (r to l): <text:span text:style-name="T4">++</text:span>x, <text:span text:style-name="T4">--</text:span>x, <text:span text:style-name="T4">+</text:span>x, <text:span text:style-name="T4">-</text:span>x, <text:span text:style-name="T4">(type)</text:span> 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ultiplicative</text:span>: <text:span text:style-name="T4">*</text:span>, <text:span text:style-name="T4">/</text:span>, <text:span text:style-name="T4">%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dditive</text:span>: <text:span text:style-name="T4">+</text:span>, <text:span text:style-name="T4">-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elational</text:span>: <text:span text:style-name="T4">&lt;</text:span>, <text:span text:style-name="T4">&gt;</text:span>, <text:span text:style-name="T4">&lt;=</text:span>, <text:span text:style-name="T4">&gt;=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Equality</text:span>: <text:span text:style-name="T4">==</text:span>, <text:span text:style-name="T4">!=</text:span>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ditional</text:span> (r to l): <text:span text:style-name="T4">?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ssignment</text:span> (r to l): <text:span text:style-name="T4">=</text:span>, <text:span text:style-name="T4">+=</text:span>, <text:span text:style-name="T4">-=</text:span>, <text:span text:style-name="T4">*=</text:span>, <text:span text:style-name="T4">/=</text:span>, <text:span text:style-name="T4">%=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va primitive types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boolean</text:span> (<text:span text:style-name="T5">1</text:span> byte): <text:span text:style-name="T4">true</text:span>, <text:span text:style-name="T4">false</text:span></text:p>
              </text:list-item>
            </text:list>
            <text:list text:style-name="L3">
              <text:list-item>
                <text:p text:style-name="P3"><text:span text:style-name="T2">char</text:span> (<text:span text:style-name="T5">2</text:span> bytes): Unicode, <text:span text:style-name="T4">'\u0000' </text:span>to <text:span text:style-name="T4">'\uFFFF'</text:span></text:p>
              </text:list-item>
            </text:list>
            <text:list text:style-name="L3">
              <text:list-item>
                <text:p text:style-name="P3"><text:span text:style-name="T2">byte</text:span> (<text:span text:style-name="T5">1</text:span> byte): <text:span text:style-name="T4">-128</text:span> to <text:span text:style-name="T4">+127</text:span></text:p>
              </text:list-item>
            </text:list>
            <text:list text:style-name="L3">
              <text:list-item>
                <text:p text:style-name="P3"><text:span text:style-name="T2">short</text:span> (<text:span text:style-name="T5">2</text:span> bytes): <text:span text:style-name="T4">-32768</text:span> to <text:span text:style-name="T4">+32767</text:span></text:p>
              </text:list-item>
            </text:list>
            <text:list text:style-name="L3">
              <text:list-item>
                <text:p text:style-name="P3"><text:span text:style-name="T2">int</text:span> (<text:span text:style-name="T5">4</text:span> bytes): <text:span text:style-name="T4">-2</text:span><text:span text:style-name="T6">31</text:span><text:span text:style-name="T7"> to </text:span><text:span text:style-name="T8">+2</text:span><text:span text:style-name="T6">31</text:span><text:span text:style-name="T8">-1</text:span></text:p>
              </text:list-item>
            </text:list>
            <text:list text:style-name="L3">
              <text:list-item>
                <text:p text:style-name="P3"><text:span text:style-name="T9">long</text:span><text:span text:style-name="T7"> (</text:span><text:span text:style-name="T10">8</text:span><text:span text:style-name="T7"> bytes): </text:span><text:span text:style-name="T8">-2</text:span><text:span text:style-name="T6">65</text:span><text:span text:style-name="T7"> to </text:span><text:span text:style-name="T8">+2</text:span><text:span text:style-name="T6">65</text:span><text:span text:style-name="T8">-1</text:span></text:p>
              </text:list-item>
            </text:list>
            <text:list text:style-name="L3">
              <text:list-item>
                <text:p text:style-name="P3"><text:span text:style-name="T9">float</text:span><text:span text:style-name="T7"> (</text:span><text:span text:style-name="T10">4</text:span><text:span text:style-name="T7"> bytes): +/-</text:span><text:span text:style-name="T7"><text:line-break/></text:span><text:span text:style-name="T11">1.40129846432481707e–45</text:span><text:span text:style-name="T12"> to </text:span><text:span text:style-name="T11">3.4028234663852886e+38</text:span></text:p>
              </text:list-item>
            </text:list>
            <text:list text:style-name="L3">
              <text:list-item>
                <text:p text:style-name="P3"><text:span text:style-name="T9">double</text:span><text:span text:style-name="T7"> (</text:span><text:span text:style-name="T10">8</text:span><text:span text:style-name="T7"> bytes): +/-</text:span><text:span text:style-name="T7"><text:line-break/></text:span><text:span text:style-name="T13">4.94065645841246544e–324</text:span><text:span text:style-name="T14"> to </text:span><text:span text:style-name="T13">1.7976931348623157e+308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public/private keyword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o far most of our classes/attributes/methods have been declared <text:span text:style-name="T2">public</text:span></text:p>
              </text:list-item>
            </text:list>
            <text:list text:style-name="L3">
              <text:list-item>
                <text:p text:style-name="P3">The <text:span text:style-name="T2">private</text:span> keyword specifies that only methods within this <text:span text:style-name="T2">class</text:span> can access this entit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5">class Student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6">private</text:span><text:span text:style-name="T15"> String nam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5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5">Student s1 = Studen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5">s1.name;</text:span><text:span text:style-name="T15"><text:tab/></text:span><text:span text:style-name="T15"><text:tab/></text:span><text:span text:style-name="T15">// error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is is for <text:span text:style-name="T2">information hiding</text:span>: prevent others from directly accessing/modifying an entity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et/get methods</text:p>
          </draw:text-box>
        </draw:frame>
        <draw:frame presentation:style-name="pr6" draw:text-style-name="P3" draw:id="id5" draw:layer="layout" svg:width="25.199cm" svg:height="14.501cm" svg:x="1.4cm" svg:y="4.507cm" presentation:class="outline" presentation:user-transformed="true">
          <draw:text-box>
            <text:list text:style-name="L3">
              <text:list-item>
                <text:p text:id="id6" text:style-name="P3">A common idiom is to declare instance variables private but provide public <text:span text:style-name="T2">set/get</text:span> method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" text:style-name="P6"><text:span text:style-name="T17">class Student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8" text:style-name="P7"><text:span text:style-name="T18">private</text:span><text:span text:style-name="T17"> String nam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" text:style-name="P7"><text:span text:style-name="T17">public String </text:span><text:span text:style-name="T18">getName</text:span><text:span text:style-name="T17">() { return name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0" text:style-name="P7"><text:span text:style-name="T17">public </text:span><text:span text:style-name="T18">setName</text:span><text:span text:style-name="T17">(String n) { name = n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1" text:style-name="P6"><text:span text:style-name="T17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id="id12" text:style-name="P3"><text:span text:style-name="T2">Advantages</text:span> of <text:span text:style-name="T4">set/get</text:span> over just declaring <text:span text:style-name="T4">public</text:span>?</text:p>
              </text:list-item>
            </text:list>
            <text:list text:style-name="L3">
              <text:list-item>
                <text:list>
                  <text:list-item>
                    <text:p text:id="id13" text:style-name="P4">Control <text:span text:style-name="T2">access</text:span> to the instance vari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4" text:style-name="P8">Can add <text:span text:style-name="T2">error</text:span> check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" text:style-name="P4"><text:span text:style-name="T2">Hides</text:span> underlying storage type of vari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6" text:style-name="P8">Can <text:span text:style-name="T2">upgrade</text:span> to different data structure lat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background" smil:attributeName="visibility" smil:to="visible"/>
                  <anim:transitionFilter smil:dur="0.5s" smil:targetElement="id5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ubclasses, instances, attribute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Recall <text:span text:style-name="T2">classes</text:span> are user-defined container <text:span text:style-name="T2">types</text:span></text:p>
              </text:list-item>
            </text:list>
            <text:list text:style-name="L3">
              <text:list-item>
                <text:p text:style-name="P3">A <text:span text:style-name="T2">subclass</text:span> <text:span text:style-name="T4">inherits</text:span> attributes and methods from the superclass</text:p>
              </text:list-item>
            </text:list>
            <text:list text:style-name="L3">
              <text:list-item>
                <text:p text:style-name="P3"><text:span text:style-name="T4">Subclasses</text:span> should be seen as <text:span text:style-name="T2">specializations</text:span> of the superclass: “A <text:span text:style-name="T2">is a kind of</text:span> B”</text:p>
              </text:list-item>
            </text:list>
            <text:list text:style-name="L3">
              <text:list-item>
                <text:p text:style-name="P3"><text:span text:style-name="T4">Instances</text:span> should be seen as <text:span text:style-name="T2">examples</text:span> of a class: “A <text:span text:style-name="T2">is a</text:span> B”</text:p>
              </text:list-item>
            </text:list>
            <text:list text:style-name="L3">
              <text:list-item>
                <text:p text:style-name="P3"><text:span text:style-name="T4">Attributes</text:span> should be seen as <text:span text:style-name="T2">components</text:span> or parts of a class: “A <text:span text:style-name="T2">has a</text:span> B”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Example</text:p>
          </draw:text-box>
        </draw:frame>
        <draw:frame presentation:style-name="pr8" draw:text-style-name="P8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9">class </text:span><text:span text:style-name="T20">Mammal</text:span><text:span text:style-name="T19"> { </text:span><text:span text:style-name="T20">Heart</text:span><text:span text:style-name="T19"> </text:span><text:span text:style-name="T21">h</text:span><text:span text:style-name="T19">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9">class </text:span><text:span text:style-name="T20">Dog</text:span><text:span text:style-name="T19"> </text:span><text:span text:style-name="T22">extends</text:span><text:span text:style-name="T19"> </text:span><text:span text:style-name="T20">Mammal</text:span><text:span text:style-name="T19"> { void </text:span><text:span text:style-name="T23">bark()</text:span><text:span text:style-name="T19">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9">class </text:span><text:span text:style-name="T20">Cat</text:span><text:span text:style-name="T19"> </text:span><text:span text:style-name="T22">extends</text:span><text:span text:style-name="T19"> </text:span><text:span text:style-name="T20">Mammal</text:span><text:span text:style-name="T19"> { void </text:span><text:span text:style-name="T23">meow()</text:span><text:span text:style-name="T19">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0">Dog</text:span><text:span text:style-name="T19"> </text:span><text:span text:style-name="T21">fido</text:span><text:span text:style-name="T19"> = </text:span><text:span text:style-name="T22">new</text:span><text:span text:style-name="T19"> </text:span><text:span text:style-name="T20">Dog()</text:span><text:span text:style-name="T19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0">Cat</text:span><text:span text:style-name="T19"> </text:span><text:span text:style-name="T21">smokey</text:span><text:span text:style-name="T19"> = </text:span><text:span text:style-name="T22">new</text:span><text:span text:style-name="T19"> </text:span><text:span text:style-name="T20">Cat()</text:span><text:span text:style-name="T19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A <text:span text:style-name="T4">Dog</text:span> is a <text:span text:style-name="T2">kind</text:span> of <text:span text:style-name="T4">Mammal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<text:span text:style-name="T3">fido</text:span> <text:span text:style-name="T2">is a </text:span><text:span text:style-name="T4">Dog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<text:span text:style-name="T3">fido</text:span> <text:span text:style-name="T2">is a</text:span> <text:span text:style-name="T4">Mammal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<text:span text:style-name="T3">fido</text:span> <text:span text:style-name="T2">has a</text:span> <text:span text:style-name="T4">Heart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<text:span text:style-name="T3">smokey</text:span> <text:span text:style-name="T2">can</text:span> <text:span text:style-name="T5">meow()</text:span>.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Interface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n <text:span text:style-name="T2">interface</text:span> is a set of methods that a class implement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4">public </text:span><text:span text:style-name="T25">interface</text:span><text:span text:style-name="T24"> </text:span><text:span text:style-name="T26">Speaker</text:span><text:span text:style-name="T24"> { public void </text:span><text:span text:style-name="T27">speak()</text:span><text:span text:style-name="T24">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8">class </text:span><text:span text:style-name="T26">Dog</text:span><text:span text:style-name="T28"> </text:span><text:span text:style-name="T25">extends</text:span><text:span text:style-name="T28"> </text:span><text:span text:style-name="T26">Mammal</text:span><text:span text:style-name="T28"> </text:span><text:span text:style-name="T25">implements</text:span><text:span text:style-name="T28"> </text:span><text:span text:style-name="T26">Speaker </text:span><text:span text:style-name="T28">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28">void </text:span><text:span text:style-name="T27">bark()</text:span><text:span text:style-name="T28"> { System.out.println(</text:span><text:span text:style-name="T29">“Woof!”</text:span><text:span text:style-name="T28">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28">public void </text:span><text:span text:style-name="T27">speak()</text:span><text:span text:style-name="T28"> { </text:span><text:span text:style-name="T27">bark()</text:span><text:span text:style-name="T28">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8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8">class </text:span><text:span text:style-name="T26">Cat</text:span><text:span text:style-name="T28"> </text:span><text:span text:style-name="T25">extends</text:span><text:span text:style-name="T28"> </text:span><text:span text:style-name="T26">Mammal</text:span><text:span text:style-name="T28"> </text:span><text:span text:style-name="T25">implements</text:span><text:span text:style-name="T28"> </text:span><text:span text:style-name="T26">Speaker </text:span><text:span text:style-name="T28">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28">void </text:span><text:span text:style-name="T27">meow()</text:span><text:span text:style-name="T28"> { System.out.println(</text:span><text:span text:style-name="T29">“Meow!”</text:span><text:span text:style-name="T28">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28">public void </text:span><text:span text:style-name="T27">speak()</text:span><text:span text:style-name="T28"> { </text:span><text:span text:style-name="T27">meow()</text:span><text:span text:style-name="T28">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8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mpare</text:span><text:span text:style-name="T1"> </text:span><text:span text:style-name="T3">fido</text:span><text:span text:style-name="T1">.</text:span><text:span text:style-name="T5">speak()</text:span><text:span text:style-name="T1"> with </text:span><text:span text:style-name="T3">smokey</text:span><text:span text:style-name="T1">.</text:span><text:span text:style-name="T5">speak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hile loops</text:p>
          </draw:text-box>
        </draw:frame>
        <draw:frame presentation:style-name="pr9" draw:text-style-name="P8" draw:layer="layout" svg:width="25.199cm" svg:height="6.288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while</text:span> (<text:span text:style-name="T30">condition</text:span>) <text:span text:style-name="T31">statement</text:span>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s usual, <text:span text:style-name="T5">statement</text:span> can be a <text:span text:style-name="T4">{}</text:span> <text:span text:style-name="T2">block</text:span></text:p>
              </text:list-item>
            </text:list>
            <text:list text:style-name="L3">
              <text:list-item>
                <text:p text:style-name="P3"><text:span text:style-name="T30">condition</text:span> evaluates to a <text:span text:style-name="T2">boolean</text:span></text:p>
              </text:list-item>
            </text:list>
            <text:list text:style-name="L3">
              <text:list-item>
                <text:p text:style-name="P3"><text:span text:style-name="T2">Top-of-loop</text:span> testing</text:p>
              </text:list-item>
            </text:list>
          </draw:text-box>
        </draw:frame>
        <draw:custom-shape draw:style-name="gr2" draw:text-style-name="P11" draw:id="id1" draw:layer="layout" svg:width="5.821cm" svg:height="2.435cm" svg:x="10.937cm" svg:y="12.03cm">
          <text:p text:style-name="P10"><text:span text:style-name="T32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2" draw:id="id2" draw:layer="layout" svg:width="5.75cm" svg:height="1.623cm" svg:x="16.376cm" svg:y="15.1cm">
          <text:p text:style-name="P10"><text:span text:style-name="T33">statement</text:span></text:p>
        </draw:rect>
        <draw:connector draw:style-name="gr4" draw:text-style-name="P13" draw:layer="layout" draw:type="line" svg:x1="13.847cm" svg:y1="14.465cm" svg:x2="16.376cm" svg:y2="15.911cm" draw:start-shape="id1" draw:start-glue-point="6" draw:end-shape="id2" draw:end-glue-point="3">
          <text:p text:style-name="P1"/>
        </draw:connector>
        <draw:connector draw:style-name="gr4" draw:text-style-name="P13" draw:layer="layout" draw:type="line" svg:x1="13.847cm" svg:y1="10.303cm" svg:x2="13.847cm" svg:y2="12.03cm" draw:end-shape="id1" draw:end-glue-point="4">
          <text:p text:style-name="P1"/>
        </draw:connector>
        <draw:connector draw:style-name="gr4" draw:text-style-name="P13" draw:layer="layout" draw:type="line" svg:x1="13.847cm" svg:y1="14.465cm" svg:x2="13.853cm" svg:y2="19.438cm" draw:start-shape="id1" draw:start-glue-point="6">
          <text:p text:style-name="P1"/>
        </draw:connector>
        <draw:connector draw:style-name="gr4" draw:text-style-name="P13" draw:layer="layout" draw:type="curve" svg:x1="22.126cm" svg:y1="15.911cm" svg:x2="16.758cm" svg:y2="13.247cm" draw:start-shape="id2" draw:start-glue-point="1" draw:end-shape="id1" draw:end-glue-point="7">
          <text:p text:style-name="P1"/>
        </draw:connector>
        <draw:frame draw:style-name="gr5" draw:text-style-name="P14" draw:layer="layout" svg:width="0.891cm" svg:height="0.962cm" svg:x="14.783cm" svg:y="14.157cm">
          <draw:text-box>
            <text:p text:style-name="P1"><text:span text:style-name="T34">T</text:span></text:p>
          </draw:text-box>
        </draw:frame>
        <draw:frame draw:style-name="gr5" draw:text-style-name="P14" draw:layer="layout" svg:width="0.891cm" svg:height="0.962cm" svg:x="12.737cm" svg:y="15.109cm">
          <draw:text-box>
            <text:p text:style-name="P1"><text:span text:style-name="T34">F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do/while loops</text:p>
          </draw:text-box>
        </draw:frame>
        <draw:frame presentation:style-name="pr10" draw:text-style-name="P8" draw:layer="layout" svg:width="25.199cm" svg:height="6.288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5">do</text:span><text:span text:style-name="T36"> </text:span><text:span text:style-name="T31">statement </text:span><text:span text:style-name="T2">while</text:span> (<text:span text:style-name="T30">condition</text:span>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s usual, <text:span text:style-name="T5">statement</text:span> can be a <text:span text:style-name="T4">{}</text:span> <text:span text:style-name="T2">block</text:span></text:p>
              </text:list-item>
            </text:list>
            <text:list text:style-name="L3">
              <text:list-item>
                <text:p text:style-name="P3"><text:span text:style-name="T30">condition</text:span> evaluates to a <text:span text:style-name="T2">boolean</text:span></text:p>
              </text:list-item>
            </text:list>
            <text:list text:style-name="L3">
              <text:list-item>
                <text:p text:style-name="P3"><text:span text:style-name="T2">Bottom-of-loop</text:span> testing</text:p>
              </text:list-item>
            </text:list>
          </draw:text-box>
        </draw:frame>
        <draw:custom-shape draw:style-name="gr2" draw:text-style-name="P11" draw:id="id4" draw:layer="layout" svg:width="5.821cm" svg:height="2.435cm" svg:x="10.937cm" svg:y="15.382cm">
          <text:p text:style-name="P10"><text:span text:style-name="T32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2" draw:id="id3" draw:layer="layout" svg:width="5.75cm" svg:height="1.658cm" svg:x="10.907cm" svg:y="11.642cm">
          <text:p text:style-name="P10"><text:span text:style-name="T33">statement</text:span></text:p>
        </draw:rect>
        <draw:connector draw:style-name="gr4" draw:text-style-name="P13" draw:layer="layout" draw:type="line" svg:x1="13.782cm" svg:y1="13.3cm" svg:x2="13.794cm" svg:y2="15.134cm" draw:start-shape="id3" draw:start-glue-point="2">
          <text:p text:style-name="P1"/>
        </draw:connector>
        <draw:connector draw:style-name="gr4" draw:text-style-name="P13" draw:layer="layout" draw:type="line" svg:x1="13.847cm" svg:y1="10.303cm" svg:x2="13.782cm" svg:y2="11.642cm" draw:end-shape="id3" draw:end-glue-point="0">
          <text:p text:style-name="P1"/>
        </draw:connector>
        <draw:connector draw:style-name="gr4" draw:text-style-name="P13" draw:layer="layout" draw:type="line" svg:x1="13.847cm" svg:y1="17.817cm" svg:x2="13.853cm" svg:y2="19.438cm" draw:start-shape="id4" draw:start-glue-point="6">
          <text:p text:style-name="P1"/>
        </draw:connector>
        <draw:connector draw:style-name="gr4" draw:text-style-name="P13" draw:layer="layout" draw:type="curve" draw:line-skew="3.446cm" svg:x1="16.758cm" svg:y1="16.599cm" svg:x2="16.657cm" svg:y2="12.471cm" draw:start-shape="id4" draw:start-glue-point="7" draw:end-shape="id3" draw:end-glue-point="1">
          <text:p text:style-name="P1"/>
        </draw:connector>
        <draw:frame draw:style-name="gr5" draw:text-style-name="P14" draw:layer="layout" svg:width="0.891cm" svg:height="0.962cm" svg:x="16.829cm" svg:y="15.533cm">
          <draw:text-box>
            <text:p text:style-name="P1"><text:span text:style-name="T34">T</text:span></text:p>
          </draw:text-box>
        </draw:frame>
        <draw:frame draw:style-name="gr5" draw:text-style-name="P14" draw:layer="layout" svg:width="0.891cm" svg:height="0.962cm" svg:x="12.772cm" svg:y="17.613cm">
          <draw:text-box>
            <text:p text:style-name="P1"><text:span text:style-name="T34">F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For loops as while loop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retty much every <text:span text:style-name="T2">for</text:span> loop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for</text:span> (<text:span text:style-name="T37">init</text:span>; <text:span text:style-name="T30">condition</text:span>; <text:span text:style-name="T37">increment</text:span>) <text:span text:style-name="T31">statement</text:span>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... can be expressed as an equivalent <text:span text:style-name="T2">while</text:span> loop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8">init</text:span><text:span text:style-name="T39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9">while</text:span><text:span text:style-name="T40"> (</text:span><text:span text:style-name="T41">condition</text:span><text:span text:style-name="T40">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2">statement</text:span><text:span text:style-name="T40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38">increment</text:span><text:span text:style-name="T40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0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break/continu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Use <text:span text:style-name="T2">break</text:span> to terminate a loop earl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5">for</text:span><text:span text:style-name="T43"> (</text:span><text:span text:style-name="T44">i=0</text:span><text:span text:style-name="T43">; </text:span><text:span text:style-name="T45">i&lt;10</text:span><text:span text:style-name="T43">; </text:span><text:span text:style-name="T44">i++</text:span><text:span text:style-name="T43">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6">if (i==5) break</text:span><text:span text:style-name="T47">;</text:span><text:span text:style-name="T47"><text:tab/></text:span><text:span text:style-name="T47"><text:tab/></text:span><text:span text:style-name="T47"><text:tab/></text:span><text:span text:style-name="T48">// quit at 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e <text:span text:style-name="T2">continue</text:span> to skip to the next iteration of the loop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5">for</text:span><text:span text:style-name="T43"> (</text:span><text:span text:style-name="T44">i=0</text:span><text:span text:style-name="T43">; </text:span><text:span text:style-name="T45">i&lt;10</text:span><text:span text:style-name="T43">; </text:span><text:span text:style-name="T44">i++</text:span><text:span text:style-name="T43">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6">if (i==5) continue</text:span><text:span text:style-name="T47">;</text:span><text:span text:style-name="T47"><text:tab/></text:span><text:span text:style-name="T47"><text:tab/></text:span><text:span text:style-name="T47"><text:tab/></text:span><text:span text:style-name="T48">// don't print 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6">System.out.print(i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3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witch statement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5">switch</text:span> (<text:span text:style-name="T30">expression</text:span>) {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9">case</text:span><text:span text:style-name="T42"> </text:span><text:span text:style-name="T41">val1</text:span><text:span text:style-name="T50">:</text:span><text:span text:style-name="T42"> statement; ...; </text:span><text:span text:style-name="T51">break</text:span><text:span text:style-name="T42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9">case</text:span><text:span text:style-name="T42"> </text:span><text:span text:style-name="T41">val2</text:span><text:span text:style-name="T50">:</text:span><text:span text:style-name="T42"> statement; ...; </text:span><text:span text:style-name="T51">break</text:span><text:span text:style-name="T42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2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9">default</text:span><text:span text:style-name="T50">:</text:span><text:span text:style-name="T42"> statement; ...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}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imilar to a nested <text:span text:style-name="T2">if/else</text:span> structure</text:p>
              </text:list-item>
            </text:list>
            <text:list text:style-name="L3">
              <text:list-item>
                <text:list>
                  <text:list-item>
                    <text:p text:style-name="P4">But <text:span text:style-name="T30">expression</text:span> is only <text:span text:style-name="T2">evaluated</text:span> once</text:p>
                  </text:list-item>
                </text:list>
              </text:list-item>
            </text:list>
            <text:list text:style-name="L3">
              <text:list-item>
                <text:p text:style-name="P3">If <text:span text:style-name="T2">omit</text:span> a <text:span text:style-name="T4">break</text:span>, execution continues to <text:span text:style-name="T2">next</text:span> <text:span text:style-name="T4">cas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9">case</text:span><text:span text:style-name="T42"> </text:span><text:span text:style-name="T41">val1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9">case</text:span><text:span text:style-name="T42"> </text:span><text:span text:style-name="T41">val2</text:span><text:span text:style-name="T50">:</text:span><text:span text:style-name="T42"> statement; ...; </text:span><text:span text:style-name="T51">break</text:span><text:span text:style-name="T42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Labeled block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Blocks can be <text:span text:style-name="T2">named</text:span></text:p>
              </text:list-item>
            </text:list>
            <text:list text:style-name="L3">
              <text:list-item>
                <text:p text:style-name="P3"><text:span text:style-name="T4">break</text:span>/<text:span text:style-name="T4">continue</text:span> can specify a <text:span text:style-name="T2">name</text:span>:</text:p>
              </text:list-item>
            </text:list>
            <text:list text:style-name="L3">
              <text:list-item>
                <text:list>
                  <text:list-item>
                    <text:p text:style-name="P4">Go to start/end of named <text:span text:style-name="T2">blo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9">main</text:span><text:span text:style-name="T40">: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52">for</text:span><text:span text:style-name="T40"> (</text:span><text:span text:style-name="T53">row</text:span><text:span text:style-name="T40">=</text:span><text:span text:style-name="T53">0</text:span><text:span text:style-name="T40">; </text:span><text:span text:style-name="T53">row</text:span><text:span text:style-name="T40">&lt;</text:span><text:span text:style-name="T53">n_rows</text:span><text:span text:style-name="T40">; </text:span><text:span text:style-name="T53">row</text:span><text:span text:style-name="T40">++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52">for</text:span><text:span text:style-name="T40"> (</text:span><text:span text:style-name="T53">col</text:span><text:span text:style-name="T40">=</text:span><text:span text:style-name="T53">0</text:span><text:span text:style-name="T40">; </text:span><text:span text:style-name="T53">col</text:span><text:span text:style-name="T40">&lt;</text:span><text:span text:style-name="T53">n_cols</text:span><text:span text:style-name="T40">; </text:span><text:span text:style-name="T53">col</text:span><text:span text:style-name="T40">++) {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6"><text:span text:style-name="T52">if</text:span><text:span text:style-name="T40"> (</text:span><text:span text:style-name="T53">row</text:span><text:span text:style-name="T40">+</text:span><text:span text:style-name="T53">col</text:span><text:span text:style-name="T40"> == </text:span><text:span text:style-name="T53">12</text:span><text:span text:style-name="T40">) </text:span><text:span text:style-name="T52">break</text:span><text:span text:style-name="T40"> </text:span><text:span text:style-name="T39">main</text:span><text:span text:style-name="T40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40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0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0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1-18T15:23:56</dc:date>
    <meta:editing-cycles>32</meta:editing-cycles>
    <meta:editing-duration>PT8H10M34S</meta:editing-duration>
    <meta:user-defined meta:name="Info 1"/>
    <meta:user-defined meta:name="Info 2"/>
    <meta:user-defined meta:name="Info 3"/>
    <meta:user-defined meta:name="Info 4"/>
    <meta:document-statistic meta:object-count="234"/>
  </office:meta>
</office:document-meta>
</file>